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wiss" style:font-pitch="fixed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style:font-name="Times New Roman" fo:font-size="14pt" style:text-underline-style="none" style:font-size-asian="14pt" style:font-name-complex="Times New Roman1"/>
    </style:style>
    <style:style style:name="P2" style:family="paragraph" style:parent-style-name="No_20_Spacing">
      <style:paragraph-properties fo:margin-left="-0.3937in" fo:line-height="150%" fo:text-align="center" style:justify-single-word="false"/>
      <style:text-properties style:font-name="Times New Roman" fo:font-size="14pt" style:text-underline-style="none" style:font-size-asian="14pt" style:font-name-complex="Times New Roman1"/>
    </style:style>
    <style:style style:name="P3" style:family="paragraph" style:parent-style-name="No_20_Spacing">
      <style:paragraph-properties fo:margin-left="-0.3937in" fo:line-height="150%" fo:text-align="center" style:justify-single-word="false"/>
      <style:text-properties style:font-name="Times New Roman" fo:font-size="14pt" fo:font-style="italic" style:text-underline-style="none" style:font-size-asian="14pt" style:font-style-asian="italic"/>
    </style:style>
    <style:style style:name="P4" style:family="paragraph" style:parent-style-name="Standard_20__28_WW_29_">
      <style:paragraph-properties fo:text-align="center" style:justify-single-word="false"/>
      <style:text-properties style:text-underline-style="none"/>
    </style:style>
    <style:style style:name="P5" style:family="paragraph" style:parent-style-name="Standard_20__28_WW_29_">
      <style:paragraph-properties fo:text-align="center" style:justify-single-word="false"/>
      <style:text-properties style:font-name="Times New Roman" fo:font-size="18pt" style:text-underline-style="none" fo:font-weight="bold" style:font-size-asian="18pt" style:font-weight-asian="bold" style:font-name-complex="Times New Roman1" style:font-size-complex="18pt" style:font-weight-complex="bold"/>
    </style:style>
    <style:style style:name="P6" style:family="paragraph" style:parent-style-name="Standard_20__28_WW_29_">
      <style:paragraph-properties fo:line-height="200%" fo:text-align="center" style:justify-single-word="false"/>
      <style:text-properties style:font-name="Times New Roman" fo:font-size="18pt" style:text-underline-style="none" fo:font-weight="bold" style:font-size-asian="18pt" style:font-weight-asian="bold" style:font-name-complex="Times New Roman1" style:font-size-complex="18pt" style:font-weight-complex="bold"/>
    </style:style>
    <style:style style:name="P7" style:family="paragraph" style:parent-style-name="Standard_20__28_WW_29_">
      <style:paragraph-properties fo:line-height="200%" fo:text-align="center" style:justify-single-word="false"/>
      <style:text-properties style:text-underline-style="none"/>
    </style:style>
    <style:style style:name="P8" style:family="paragraph" style:parent-style-name="Standard_20__28_WW_29_">
      <style:paragraph-properties fo:text-align="center" style:justify-single-word="false"/>
      <style:text-properties style:font-name="Times New Roman" style:text-underline-style="none" style:font-name-complex="Times New Roman1"/>
    </style:style>
    <style:style style:name="P9" style:family="paragraph" style:parent-style-name="Standard_20__28_WW_29_">
      <style:text-properties style:font-name="Times New Roman" style:text-underline-style="none" style:font-name-complex="Times New Roman1"/>
    </style:style>
    <style:style style:name="P10" style:family="paragraph" style:parent-style-name="Standard_20__28_WW_29_">
      <style:paragraph-properties fo:text-align="end" style:justify-single-word="false"/>
      <style:text-properties style:font-name="Times New Roman" style:text-underline-style="none" style:font-name-complex="Times New Roman1"/>
    </style:style>
    <style:style style:name="P11" style:family="paragraph" style:parent-style-name="Standard_20__28_WW_29_">
      <style:paragraph-properties fo:text-align="end" style:justify-single-word="false"/>
      <style:text-properties style:text-underline-style="none"/>
    </style:style>
    <style:style style:name="P12" style:family="paragraph" style:parent-style-name="Standard_20__28_WW_29_">
      <style:paragraph-properties fo:line-height="150%" fo:text-align="end" style:justify-single-word="false"/>
      <style:text-properties fo:color="#000000" loext:opacity="100%" style:font-name="Times New Roman" style:text-underline-style="none" officeooo:rsid="001eab67" officeooo:paragraph-rsid="001eab67" style:font-name-complex="Times New Roman1"/>
    </style:style>
    <style:style style:name="P13" style:family="paragraph" style:parent-style-name="Contents_20_2">
      <style:paragraph-properties>
        <style:tab-stops>
          <style:tab-stop style:position="6.6862in" style:type="right" style:leader-style="dotted" style:leader-text="."/>
        </style:tab-stops>
      </style:paragraph-properties>
    </style:style>
    <style:style style:name="P14" style:family="paragraph" style:parent-style-name="Standard">
      <style:text-properties style:text-underline-style="none"/>
    </style:style>
    <style:style style:name="P15" style:family="paragraph" style:parent-style-name="Heading_20_2">
      <style:text-properties fo:font-size="16pt" style:text-underline-style="none" officeooo:paragraph-rsid="001eab67" style:font-size-asian="16pt" style:font-size-complex="16pt"/>
    </style:style>
    <style:style style:name="P16" style:family="paragraph" style:parent-style-name="Heading_20_2">
      <style:paragraph-properties fo:break-before="page"/>
      <style:text-properties fo:font-size="16pt" style:text-underline-style="none" officeooo:paragraph-rsid="001eab67" style:font-size-asian="16pt" style:font-size-complex="16pt"/>
    </style:style>
    <style:style style:name="P17" style:family="paragraph" style:parent-style-name="Heading_20_2">
      <style:text-properties fo:color="#000000" loext:opacity="100%" style:font-name="Times New Roman" fo:font-size="12pt" style:text-underline-style="none" officeooo:rsid="001eab67" officeooo:paragraph-rsid="001eab67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8" style:family="paragraph" style:parent-style-name="Standard">
      <style:text-properties fo:color="#000000" loext:opacity="100%" style:font-name="Times New Roman" fo:font-size="12pt" style:text-underline-style="none" officeooo:rsid="001eab67" officeooo:paragraph-rsid="001eab67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9" style:family="paragraph" style:parent-style-name="Standard">
      <style:text-properties fo:color="#000000" loext:opacity="100%" style:font-name="Times New Roman" fo:font-size="12pt" style:text-underline-style="none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0" style:family="paragraph" style:parent-style-name="Heading_20_2">
      <style:paragraph-properties fo:break-before="page"/>
      <style:text-properties fo:font-size="16pt" style:text-underline-style="none" officeooo:rsid="001eab67" officeooo:paragraph-rsid="001eab67" style:font-size-asian="16pt" style:font-size-complex="16pt"/>
    </style:style>
    <style:style style:name="P21" style:family="paragraph" style:parent-style-name="Standard">
      <style:text-properties fo:color="#000000" loext:opacity="100%" style:font-name="Times New Roman" fo:font-size="12pt" style:text-underline-style="none" officeooo:rsid="00206c21" officeooo:paragraph-rsid="00206c21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2" style:family="paragraph" style:parent-style-name="Standard">
      <style:text-properties fo:color="#000000" loext:opacity="100%" style:font-name="Times New Roman" fo:font-size="12pt" style:text-underline-style="none" officeooo:rsid="0021b76c" officeooo:paragraph-rsid="0021b76c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3" style:family="paragraph" style:parent-style-name="Standard">
      <style:text-properties fo:color="#000000" loext:opacity="100%" style:font-name="Times New Roman" fo:font-size="12pt" style:text-underline-style="none" officeooo:rsid="001eab67" officeooo:paragraph-rsid="0021b76c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4" style:family="paragraph" style:parent-style-name="Standard">
      <style:text-properties fo:color="#000000" loext:opacity="100%" style:font-name="Times New Roman" fo:font-size="12pt" style:text-underline-style="none" officeooo:rsid="001eab67" officeooo:paragraph-rsid="00232797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5" style:family="paragraph" style:parent-style-name="Standard">
      <style:text-properties fo:color="#000000" loext:opacity="100%" style:font-name="Times New Roman" fo:font-size="12pt" style:text-underline-style="none" officeooo:rsid="00232797" officeooo:paragraph-rsid="00232797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6" style:family="paragraph" style:parent-style-name="Standard">
      <style:text-properties fo:color="#000000" loext:opacity="100%" style:font-name="Times New Roman" fo:font-size="12pt" style:text-underline-style="none" officeooo:rsid="00232797" officeooo:paragraph-rsid="002452fe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7" style:family="paragraph" style:parent-style-name="Standard">
      <style:text-properties fo:color="#000000" loext:opacity="100%" style:font-name="Times New Roman" fo:font-size="12pt" style:text-underline-style="none" officeooo:rsid="001eab67" officeooo:paragraph-rsid="00206c21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8" style:family="paragraph" style:parent-style-name="Standard">
      <style:text-properties fo:color="#000000" loext:opacity="100%" style:font-name="Times New Roman" fo:font-size="12pt" style:text-underline-style="none" officeooo:rsid="0023e44d" officeooo:paragraph-rsid="0023e44d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9" style:family="paragraph" style:parent-style-name="Standard">
      <style:text-properties fo:color="#000000" loext:opacity="100%" style:font-name="Times New Roman" fo:font-size="12pt" style:text-underline-style="none" officeooo:rsid="001eab67" officeooo:paragraph-rsid="002452fe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30" style:family="paragraph" style:parent-style-name="Standard">
      <style:text-properties fo:color="#000000" loext:opacity="100%" style:font-name="Times New Roman" fo:font-size="12pt" style:text-underline-style="none" officeooo:rsid="001eab67" officeooo:paragraph-rsid="0023e44d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31" style:family="paragraph" style:parent-style-name="Standard">
      <style:text-properties style:text-underline-style="none" officeooo:paragraph-rsid="002452fe"/>
    </style:style>
    <style:style style:name="P32" style:family="paragraph" style:parent-style-name="Standard">
      <style:text-properties style:text-underline-style="none" officeooo:rsid="0023e44d" officeooo:paragraph-rsid="002452fe"/>
    </style:style>
    <style:style style:name="P33" style:family="paragraph" style:parent-style-name="Standard">
      <style:text-properties fo:color="#000000" loext:opacity="100%" style:font-name="Times New Roman" fo:font-size="12pt" style:text-underline-style="none" officeooo:rsid="002452fe" officeooo:paragraph-rsid="002452fe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34" style:family="paragraph" style:parent-style-name="Standard">
      <style:text-properties fo:color="#000000" loext:opacity="100%" style:font-name="Times New Roman" fo:font-size="12pt" style:text-underline-style="none" officeooo:rsid="00206c21" officeooo:paragraph-rsid="002452fe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35" style:family="paragraph" style:parent-style-name="Standard">
      <style:text-properties fo:color="#000000" loext:opacity="100%" style:font-name="Times New Roman" fo:font-size="12pt" style:text-underline-style="none" officeooo:paragraph-rsid="00206c21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36" style:family="paragraph" style:parent-style-name="Standard">
      <style:text-properties style:text-underline-style="none" officeooo:paragraph-rsid="00206c21"/>
    </style:style>
    <style:style style:name="P37" style:family="paragraph" style:parent-style-name="Standard">
      <style:text-properties style:text-underline-style="none" officeooo:paragraph-rsid="00251f0a"/>
    </style:style>
    <style:style style:name="P38" style:family="paragraph" style:parent-style-name="Standard">
      <style:text-properties fo:color="#000000" loext:opacity="100%" style:font-name="Times New Roman" fo:font-size="12pt" style:text-underline-style="none" officeooo:rsid="00251f0a" officeooo:paragraph-rsid="00251f0a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39" style:family="paragraph" style:parent-style-name="Heading_20_2">
      <style:text-properties fo:font-size="16pt" style:text-underline-style="none" officeooo:rsid="00251f0a" officeooo:paragraph-rsid="00251f0a" style:font-size-asian="16pt" style:font-size-complex="16pt"/>
    </style:style>
    <style:style style:name="P40" style:family="paragraph" style:parent-style-name="Heading_20_2">
      <style:paragraph-properties fo:break-before="page"/>
      <style:text-properties fo:font-size="16pt" style:text-underline-style="none" officeooo:rsid="00251f0a" officeooo:paragraph-rsid="00251f0a" style:font-size-asian="16pt" style:font-size-complex="16pt"/>
    </style:style>
    <style:style style:name="P41" style:family="paragraph" style:parent-style-name="Standard">
      <style:paragraph-properties fo:margin-left="0in" fo:margin-right="0in" fo:margin-top="0in" fo:margin-bottom="0.1563in" style:contextual-spacing="false" fo:line-height="105%" fo:text-align="justify" style:justify-single-word="false" fo:text-indent="0in" style:auto-text-indent="false"/>
      <style:text-properties style:font-name="Liberation Serif" officeooo:paragraph-rsid="0028a7f9"/>
    </style:style>
    <style:style style:name="P42" style:family="paragraph" style:parent-style-name="Heading_20_2">
      <style:paragraph-properties fo:text-align="justify" style:justify-single-word="false"/>
      <style:text-properties fo:color="#000000" loext:opacity="100%" style:font-name="Liberation Serif" officeooo:paragraph-rsid="0028a7f9"/>
    </style:style>
    <style:style style:name="P43" style:family="paragraph" style:parent-style-name="Heading_20_2">
      <style:paragraph-properties fo:text-align="justify" style:justify-single-word="false" fo:break-before="page"/>
      <style:text-properties fo:color="#000000" loext:opacity="100%" style:font-name="Liberation Serif" officeooo:paragraph-rsid="0028a7f9"/>
    </style:style>
    <style:style style:name="P44" style:family="paragraph" style:parent-style-name="Standard">
      <style:paragraph-properties fo:text-align="justify" style:justify-single-word="false"/>
      <style:text-properties officeooo:paragraph-rsid="0028a7f9"/>
    </style:style>
    <style:style style:name="P4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loext:opacity="100%" style:font-name="Consolas" fo:font-size="9pt" officeooo:paragraph-rsid="002969e1" style:font-size-asian="9pt" style:font-size-complex="9pt"/>
    </style:style>
    <style:style style:name="P4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2969e1"/>
    </style:style>
    <style:style style:name="P47" style:family="paragraph" style:parent-style-name="Heading_20_2">
      <style:text-properties fo:font-size="16pt" style:text-underline-style="none" style:font-size-asian="16pt" style:font-size-complex="16pt"/>
    </style:style>
    <style:style style:name="P48" style:family="paragraph" style:parent-style-name="Heading_20_2">
      <style:paragraph-properties fo:break-before="page"/>
      <style:text-properties fo:font-size="16pt" style:text-underline-style="none" style:font-size-asian="16pt" style:font-size-complex="16pt"/>
    </style:style>
    <style:style style:name="P49" style:family="paragraph" style:parent-style-name="Standard">
      <style:text-properties style:text-underline-style="none" officeooo:rsid="002b7a99" officeooo:paragraph-rsid="002b7a99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T2" style:family="text">
      <style:text-properties style:font-name="Times New Roman" fo:font-size="18pt" fo:font-weight="bold" officeooo:rsid="001eab67" style:font-size-asian="18pt" style:font-weight-asian="bold" style:font-name-complex="Times New Roman1" style:font-size-complex="18pt" style:font-weight-complex="bold"/>
    </style:style>
    <style:style style:name="T3" style:family="text">
      <style:text-properties style:font-name="Times New Roman" fo:font-size="18pt" style:font-size-asian="18pt" style:font-name-complex="Times New Roman1" style:font-size-complex="18pt"/>
    </style:style>
    <style:style style:name="T4" style:family="text">
      <style:text-properties style:font-name="Times New Roman" fo:font-size="18pt" officeooo:rsid="001eab67" style:font-size-asian="18pt" style:font-name-complex="Times New Roman1" style:font-size-complex="18pt"/>
    </style:style>
    <style:style style:name="T5" style:family="text">
      <style:text-properties style:font-name="Times New Roman" officeooo:rsid="001eab67" style:font-name-complex="Times New Roman1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fo:font-size="16pt" style:text-underline-style="none" style:font-size-asian="16pt" style:font-size-complex="16pt"/>
    </style:style>
    <style:style style:name="T8" style:family="text">
      <style:text-properties style:text-underline-style="none" style:language-complex="hi" style:country-complex="IN" text:display="true"/>
    </style:style>
    <style:style style:name="T9" style:family="text">
      <style:text-properties style:text-underline-style="none" text:display="true"/>
    </style:style>
    <style:style style:name="T10" style:family="text">
      <style:text-properties style:text-underline-style="none" officeooo:rsid="001eab67" style:language-complex="hi" style:country-complex="IN" text:display="true"/>
    </style:style>
    <style:style style:name="T11" style:family="text">
      <style:text-properties style:text-position="sub 58%"/>
    </style:style>
    <style:style style:name="T12" style:family="text">
      <style:text-properties style:text-position="0% 100%"/>
    </style:style>
    <style:style style:name="T13" style:family="text">
      <style:text-properties officeooo:rsid="0021b76c"/>
    </style:style>
    <style:style style:name="T14" style:family="text">
      <style:text-properties officeooo:rsid="001eab67"/>
    </style:style>
    <style:style style:name="T15" style:family="text">
      <style:text-properties style:text-position="sub 58%" officeooo:rsid="001eab67"/>
    </style:style>
    <style:style style:name="T16" style:family="text">
      <style:text-properties style:text-position="0% 100%" officeooo:rsid="001eab67"/>
    </style:style>
    <style:style style:name="T17" style:family="text">
      <style:text-properties style:text-position="sub 58%" officeooo:rsid="00206c21"/>
    </style:style>
    <style:style style:name="T18" style:family="text">
      <style:text-properties style:text-position="0% 100%" officeooo:rsid="00206c21"/>
    </style:style>
    <style:style style:name="T19" style:family="text">
      <style:text-properties style:text-position="super 58%"/>
    </style:style>
    <style:style style:name="T20" style:family="text">
      <style:text-properties officeooo:rsid="00232797"/>
    </style:style>
    <style:style style:name="T21" style:family="text">
      <style:text-properties style:text-position="0% 100%" officeooo:rsid="00232797"/>
    </style:style>
    <style:style style:name="T22" style:family="text">
      <style:text-properties officeooo:rsid="0023e44d"/>
    </style:style>
    <style:style style:name="T23" style:family="text">
      <style:text-properties style:text-position="0% 100%" officeooo:rsid="0023e44d"/>
    </style:style>
    <style:style style:name="T24" style:family="text">
      <style:text-properties officeooo:rsid="00206c21"/>
    </style:style>
    <style:style style:name="T25" style:family="text">
      <style:text-properties fo:color="#000000" loext:opacity="100%" style:font-name="Times New Roman" fo:font-size="12pt" officeooo:rsid="0023e44d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26" style:family="text">
      <style:text-properties style:font-name="Times New Roman"/>
    </style:style>
    <style:style style:name="T27" style:family="text">
      <style:text-properties fo:color="#000000" loext:opacity="100%" style:font-name="Times New Roman" fo:font-size="12pt" officeooo:rsid="00206c21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28" style:family="text">
      <style:text-properties fo:color="#000000" loext:opacity="100%" style:text-position="sub 58%" style:font-name="Times New Roman" fo:font-size="12pt" officeooo:rsid="00206c21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29" style:family="text">
      <style:text-properties fo:color="#000000" loext:opacity="100%" style:text-position="0% 100%" style:font-name="Times New Roman" fo:font-size="12pt" officeooo:rsid="00206c21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30" style:family="text">
      <style:text-properties fo:color="#000000" loext:opacity="100%" style:text-position="0% 100%" style:font-name="Times New Roman" fo:font-size="12pt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31" style:family="text">
      <style:text-properties fo:color="#000000" loext:opacity="100%" style:text-position="sub 58%" style:font-name="Times New Roman" fo:font-size="12pt" officeooo:rsid="0023e44d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32" style:family="text">
      <style:text-properties fo:color="#000000" loext:opacity="100%" style:text-position="0% 100%" style:font-name="Times New Roman" fo:font-size="12pt" officeooo:rsid="0023e44d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33" style:family="text">
      <style:text-properties fo:color="#000000" loext:opacity="100%" style:text-position="super 58%" style:font-name="Times New Roman" fo:font-size="12pt" officeooo:rsid="0023e44d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34" style:family="text">
      <style:text-properties fo:color="#000000" loext:opacity="100%" style:text-position="0% 100%" style:font-name="Times New Roman" fo:font-size="12pt" officeooo:rsid="002452fe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35" style:family="text">
      <style:text-properties officeooo:rsid="002452fe"/>
    </style:style>
    <style:style style:name="T36" style:family="text">
      <style:text-properties style:text-position="0% 100%" officeooo:rsid="002452fe"/>
    </style:style>
    <style:style style:name="T37" style:family="text">
      <style:text-properties fo:color="#000000" loext:opacity="100%" style:font-name="Times New Roman" fo:font-size="12pt" officeooo:rsid="00251f0a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38" style:family="text">
      <style:text-properties fo:color="#000000" loext:opacity="100%" style:text-position="super 58%" style:font-name="Times New Roman" fo:font-size="12pt" officeooo:rsid="00251f0a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39" style:family="text">
      <style:text-properties officeooo:rsid="00251f0a"/>
    </style:style>
    <style:style style:name="T40" style:family="text">
      <style:text-properties style:text-position="super 58%" officeooo:rsid="00251f0a"/>
    </style:style>
    <style:style style:name="T41" style:family="text">
      <style:text-properties style:text-position="0% 100%" officeooo:rsid="00251f0a"/>
    </style:style>
    <style:style style:name="T42" style:family="text">
      <style:text-properties fo:color="#000000" loext:opacity="100%" style:text-position="0% 100%" style:font-name="Times New Roman" fo:font-size="12pt" officeooo:rsid="00251f0a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43" style:family="text">
      <style:text-properties fo:color="#000000" loext:opacity="100%" style:text-position="sub 58%" style:font-name="Times New Roman" fo:font-size="12pt" officeooo:rsid="00251f0a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44" style:family="text">
      <style:text-properties fo:color="#000000" loext:opacity="100%" fo:font-size="12pt" style:font-size-asian="12pt"/>
    </style:style>
    <style:style style:name="T45" style:family="text">
      <style:text-properties style:font-name="Liberation Serif"/>
    </style:style>
    <style:style style:name="T46" style:family="text">
      <style:text-properties style:font-name="Liberation Serif" officeooo:rsid="0028a7f9"/>
    </style:style>
    <style:style style:name="T47" style:family="text">
      <style:text-properties fo:color="#000000" loext:opacity="100%" style:font-name="Times New Roman" fo:font-size="10.5pt" fo:font-weight="normal" fo:background-color="#1f1f1f" loext:char-shading-value="0" style:font-size-asian="10.5pt" style:font-weight-asian="normal"/>
    </style:style>
    <style:style style:name="T48" style:family="text">
      <style:text-properties fo:color="#000000" loext:opacity="100%" style:font-name="Consolas" fo:font-size="9pt" style:font-size-asian="9pt" style:font-size-complex="9pt"/>
    </style:style>
    <style:style style:name="T49" style:family="text">
      <style:text-properties fo:color="#000000" loext:opacity="100%" style:font-name="Times New Roman"/>
    </style:style>
    <style:style style:name="T50" style:family="text">
      <style:text-properties fo:color="#000000" loext:opacity="100%" style:font-name="Times New Roman" fo:font-size="10.5pt" fo:font-weight="normal" style:font-size-asian="10.5pt" style:font-weight-asian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Hlk118848132"/>Федеральное государственное автономное образовательное учреждение</text:p>
      <text:p text:style-name="P1">высшего образования «Национальный исследовательский университет</text:p>
      <text:p text:style-name="P1">ИТМО»</text:p>
      <text:p text:style-name="P2"/>
      <text:p text:style-name="P2"/>
      <text:p text:style-name="P3">Факультет программной инженерии и компьютерной техники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Лабораторная работа №1</text:p>
      <text:p text:style-name="P5"/>
      <text:p text:style-name="P6">По дисциплине</text:p>
      <text:p text:style-name="P7"><text:span text:style-name="T1">“</text:span><text:span text:style-name="T2">Информатика</text:span><text:span text:style-name="T1">”</text:span></text:p>
      <text:p text:style-name="P4"><text:span text:style-name="T3">Вариант: </text:span><text:span text:style-name="T4">7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0">Выполнил: <text:s/></text:p>
      <text:p text:style-name="P10">Макаров Алексей Иванович</text:p>
      <text:p text:style-name="P10"/>
      <text:p text:style-name="P10">Группа: Р3119</text:p>
      <text:p text:style-name="P10"/>
      <text:p text:style-name="P11"><text:span text:style-name="T5">Проверил</text:span><text:span text:style-name="T6">:</text:span></text:p>
      <text:p text:style-name="P12">Мухаметгалеев Д. Т.</text:p>
      <text:p text:style-name="P4"/>
      <text:p text:style-name="P4"/>
      <text:p text:style-name="P4"/>
      <text:p text:style-name="P4"/>
      <text:p text:style-name="P4"/>
      <text:p text:style-name="P4"/>
      <text:p text:style-name="P4">Санкт-Петербург, 2025г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><text:soft-page-break/><text:span text:style-name="Заголовок_20_2_20_Знак"><text:span text:style-name="T7">Оглавление</text:span></text:span></text:p>
          </text:index-title>
          <text:p text:style-name="P13"><text:a xlink:type="simple" xlink:href="#_Toc87370215" text:style-name="Index_20_Link" text:visited-style-name="Index_20_Link"><text:span text:style-name="Index_20_Link"><text:span text:style-name="T8">Задание</text:span></text:span><text:span text:style-name="T9"><text:tab/>2</text:span></text:a></text:p>
          <text:p text:style-name="P13"><text:span text:style-name="T10">Основные этапы вычисления</text:span><text:a xlink:type="simple" xlink:href="#_Toc87370216" text:style-name="Index_20_Link" text:visited-style-name="Index_20_Link"><text:span text:style-name="T9"><text:tab/></text:span></text:a><text:span text:style-name="T9">3</text:span></text:p>
          <text:p text:style-name="P13"><text:span text:style-name="T10">Дополнительное задание №1</text:span><text:a xlink:type="simple" xlink:href="#_Toc87370222" text:style-name="Index_20_Link" text:visited-style-name="Index_20_Link"><text:span text:style-name="T9"><text:tab/></text:span></text:a><text:span text:style-name="T9">4</text:span></text:p>
          <text:p text:style-name="P13"><text:span text:style-name="T8">Выводы по работе</text:span><text:a xlink:type="simple" xlink:href="#_Toc87370223" text:style-name="Index_20_Link" text:visited-style-name="Index_20_Link"><text:span text:style-name="T9"><text:tab/>5</text:span></text:a></text:p>
          <text:p text:style-name="P14"/>
        </text:index-body>
      </text:table-of-content>
      <text:h text:style-name="P15" text:outline-level="2"/>
      <text:h text:style-name="P16" text:outline-level="2"><text:bookmark-start text:name="_Toc83670538"/><text:bookmark-start text:name="_Toc83670623"/><text:bookmark-start text:name="_Toc87370215"/><text:bookmark-start text:name="_Toc83670427"/>Задание<text:bookmark-end text:name="_Toc83670538"/><text:bookmark-end text:name="_Toc83670623"/><text:bookmark-end text:name="_Toc87370215"/><text:bookmark-end text:name="_Toc83670427"/></text:h>
      <text:h text:style-name="P17" text:outline-level="2">Перевести число A из системы счисления B в систему счисления C.</text:h>
      <text:p text:style-name="P18">Всего нужно решить 13 примеров. Для примеров с 5-го по 7-й выполнить операцию перевода по сокращенному правилу (для систем с основанием 2 в системы с основанием 2^k). Для примеров с 4-го по 6-й и с 8-го по 9- й найти ответ с точностью до 5 знака после запятой. В примере 11 группа символов {^1} означает -1 в симметричной системе счисления.</text:p>
      <text:p text:style-name="P19"/>
      <text:h text:style-name="P15" text:outline-level="2"/>
      <text:h text:style-name="P20" text:outline-level="2"><text:bookmark-start text:name="_Toc83670427 Copy 1"/><text:bookmark-start text:name="_Toc83670538 Copy 1"/><text:bookmark-start text:name="_Toc83670623 Copy 1"/><text:bookmark-start text:name="_Toc87370215 Copy 1"/>О<text:bookmark-end text:name="_Toc83670427 Copy 1"/><text:bookmark-end text:name="_Toc83670538 Copy 1"/><text:bookmark-end text:name="_Toc83670623 Copy 1"/><text:bookmark-end text:name="_Toc87370215 Copy 1"/>сновные этапы вычисления</text:h>
      <text:p text:style-name="P18">1) 28001<text:span text:style-name="T11">10</text:span><text:span text:style-name="T12">=x</text:span><text:span text:style-name="T11">9</text:span></text:p>
      <text:p text:style-name="P21">28001 // 9 = 3111; 28001 % 9 = 2</text:p>
      <text:p text:style-name="P21">3111 // 9 <text:span text:style-name="T13">= 345; 3111 % 9 = 6</text:span></text:p>
      <text:p text:style-name="P22">345 // 9 = 38; 345 % 9 = 3</text:p>
      <text:p text:style-name="P22">38 // 9 = 4; 38 % 9 = 2</text:p>
      <text:p text:style-name="P22">4 // 9 = 0; 4 % 9 = 4</text:p>
      <text:p text:style-name="P22">=&gt; <text:span text:style-name="T14">28001</text:span><text:span text:style-name="T15">10 </text:span><text:span text:style-name="T16">= </text:span><text:span text:style-name="T12">42362</text:span><text:span text:style-name="T15">9</text:span></text:p>
      <text:p text:style-name="P23"/>
      <text:p text:style-name="P18">2) 32133<text:span text:style-name="T17">5</text:span><text:span text:style-name="T18">=x</text:span><text:span text:style-name="T17">10</text:span></text:p>
      <text:p text:style-name="P22">3 * 5<text:span text:style-name="T19">4</text:span><text:span text:style-name="T12"> + 2 * 5</text:span><text:span text:style-name="T19">3</text:span><text:span text:style-name="T12"> + 1 * 5</text:span><text:span text:style-name="T19">2</text:span><text:span text:style-name="T12"> + 3 * 5</text:span><text:span text:style-name="T19">1</text:span><text:span text:style-name="T12"> + 3 * 5</text:span><text:span text:style-name="T19">0</text:span><text:span text:style-name="T12"> = 2168</text:span><text:span text:style-name="T11">10</text:span></text:p>
      <text:p text:style-name="P22"/>
      <text:p text:style-name="P18">3) 3214A<text:span text:style-name="T17">11</text:span><text:span text:style-name="T18">=x</text:span><text:span text:style-name="T17">9</text:span></text:p>
      <text:p text:style-name="P22">3 * 11<text:span text:style-name="T19">4</text:span> + 2 * 11<text:span text:style-name="T19">3</text:span> + 1 * 11<text:span text:style-name="T19">2</text:span> + 4 * 11<text:span text:style-name="T19">1</text:span> + 10 * 11<text:span text:style-name="T19">0</text:span> = 46760<text:span text:style-name="T11">10</text:span></text:p>
      <text:p text:style-name="P22">46760 // 9 = 5195; 46760 % 9 = 5</text:p>
      <text:p text:style-name="P22">5195 // 9 = 577; 5195 % 9 = 2</text:p>
      <text:p text:style-name="P22">577 // 9 = 64; 577 % 9 = 1</text:p>
      <text:p text:style-name="P22">64 // 9 = 7; 64 % 9 = 1</text:p>
      <text:p text:style-name="P22">7 // 9 = 0; 7 % 9 = 7</text:p>
      <text:p text:style-name="P24"><text:span text:style-name="T20">=&gt; </text:span>3214A<text:span text:style-name="T17">11</text:span><text:span text:style-name="T18">=</text:span><text:span text:style-name="T21">71125</text:span><text:span text:style-name="T17">9</text:span></text:p>
      <text:p text:style-name="P18"/>
      <text:p text:style-name="P18">4) 41,17<text:span text:style-name="T17">10</text:span><text:span text:style-name="T18">=x</text:span><text:span text:style-name="T17">2</text:span></text:p>
      <text:p text:style-name="P25">41<text:span text:style-name="T11">10</text:span><text:span text:style-name="T12"> = 101001</text:span><text:span text:style-name="T11">2</text:span></text:p>
      <text:p text:style-name="P25">0,17 * 2 = 0,34 =&gt; 0<text:line-break/>0,34 * 2 = 0,68 =&gt; 0</text:p>
      <text:p text:style-name="P25">0,64 * 2 = 1,36 =&gt; 1</text:p>
      <text:p text:style-name="P25">0,36 * 2 = 0,72 =&gt; 0</text:p>
      <text:p text:style-name="P25">0,72 * 2 = 1,44 =&gt; 1</text:p>
      <text:p text:style-name="P26">точность 5 знаков после запятой =&gt; <text:span text:style-name="T14">41,17</text:span><text:span text:style-name="T17">10 </text:span><text:span text:style-name="T18">≈ </text:span><text:span text:style-name="T12">101001,00101</text:span><text:span text:style-name="T17">2</text:span></text:p>
      <text:p text:style-name="P27"/>
      <text:p text:style-name="P27">5) 83,DD<text:span text:style-name="T17">16</text:span><text:span text:style-name="T18">=x</text:span><text:span text:style-name="T17">2</text:span></text:p>
      <text:p text:style-name="P25">83<text:span text:style-name="T11">16</text:span><text:span text:style-name="T12"> = 1000 0011</text:span><text:span text:style-name="T11">2</text:span></text:p>
      <text:p text:style-name="P25">D<text:span text:style-name="T11">16</text:span><text:span text:style-name="T12"> = 1101</text:span><text:span text:style-name="T11">2</text:span></text:p>
      <text:p text:style-name="P26"><text:span text:style-name="T22">=&gt; </text:span>83,DD<text:span text:style-name="T11">16</text:span><text:span text:style-name="T12"> ≈ 1000 0011,1101 1</text:span><text:span text:style-name="T11">2</text:span></text:p>
      <text:p text:style-name="P25"/>
      <text:p text:style-name="P27">6) 53,34<text:span text:style-name="T17">8</text:span><text:span text:style-name="T18">=x</text:span><text:span text:style-name="T17">2</text:span></text:p>
      <text:p text:style-name="P28">53<text:span text:style-name="T11">8</text:span><text:span text:style-name="T12"> = 101 011</text:span><text:span text:style-name="T11">2</text:span></text:p>
      <text:p text:style-name="P28">3<text:span text:style-name="T11">8</text:span><text:span text:style-name="T12"> = 011</text:span><text:span text:style-name="T11">2</text:span></text:p>
      <text:p text:style-name="P28">4<text:span text:style-name="T11">8 </text:span><text:span text:style-name="T12">= 100</text:span><text:span text:style-name="T11">2</text:span></text:p>
      <text:p text:style-name="P29"><text:span text:style-name="T22">=&gt; </text:span>53,34<text:span text:style-name="T17">8 </text:span><text:span text:style-name="T18">≈ </text:span><text:span text:style-name="T23">101 011,011 10</text:span><text:span text:style-name="T17">2</text:span></text:p>
      <text:p text:style-name="P28"/>
      <text:p text:style-name="P27">7) 0,000011<text:span text:style-name="T17">2</text:span><text:span text:style-name="T18">=x</text:span><text:span text:style-name="T17">16</text:span></text:p>
      <text:p text:style-name="P28">0000<text:span text:style-name="T11">2</text:span><text:span text:style-name="T12"> = 0</text:span><text:span text:style-name="T11">16</text:span></text:p>
      <text:p text:style-name="P28">1100<text:span text:style-name="T11">2 </text:span><text:span text:style-name="T12"><text:s/>= С</text:span><text:span text:style-name="T11">16</text:span></text:p>
      <text:p text:style-name="P30"><text:span text:style-name="T22">=&gt; </text:span>0,000011<text:span text:style-name="T17">2 </text:span><text:span text:style-name="T18">= </text:span><text:span text:style-name="T23">0,0C</text:span><text:span text:style-name="T17">16</text:span></text:p>
      <text:p text:style-name="P21"/>
      <text:p text:style-name="P27">8) <text:span text:style-name="T24">0,101011</text:span><text:span text:style-name="T17">2</text:span><text:span text:style-name="T18">=x</text:span><text:span text:style-name="T17">10</text:span></text:p>
      <text:p text:style-name="P31"><text:span text:style-name="T25">0,5 + 0,125 + 0,03125 + </text:span><text:bookmark text:name="cwos"/>0.015625 <text:span text:style-name="T26">≈</text:span><text:span text:style-name="T22"> 0,</text:span>67187</text:p>
      <text:p text:style-name="P32">=&gt; <text:span text:style-name="T27">0,101011</text:span><text:span text:style-name="T28">2</text:span><text:span text:style-name="T29"> ≈ </text:span><text:span text:style-name="T30">0,</text:span><text:span text:style-name="T29">67187</text:span><text:span text:style-name="T28">10</text:span></text:p>
      <text:p text:style-name="P21"/>
      <text:p text:style-name="P21">9) 18,EB<text:span text:style-name="T11">16</text:span><text:span text:style-name="T12">=x</text:span><text:span text:style-name="T11">10</text:span></text:p>
      <text:p text:style-name="P31"><text:span text:style-name="T25">18</text:span><text:span text:style-name="T31">16</text:span><text:span text:style-name="T32"> = 1 * 16</text:span><text:span text:style-name="T33">1</text:span><text:span text:style-name="T32"> + 8 * 16</text:span><text:span text:style-name="T33">0</text:span><text:span text:style-name="T32"> + 14 * 16</text:span><text:span text:style-name="T33">-1</text:span><text:span text:style-name="T32"> + 11 * 16</text:span><text:span text:style-name="T33">-2</text:span><text:span text:style-name="T32"> ≈</text:span><text:span text:style-name="T34"> 24 + 0.91796 = 24,91796</text:span></text:p>
      <text:p text:style-name="P33"><text:soft-page-break/>=&gt; <text:span text:style-name="T24">18,EB</text:span><text:span text:style-name="T17">16</text:span><text:span text:style-name="T18"> ≈ </text:span><text:span text:style-name="T12">24,91796</text:span><text:span text:style-name="T17">10</text:span></text:p>
      <text:p text:style-name="P28"/>
      <text:p text:style-name="P21">10) 732<text:span text:style-name="T11">10</text:span><text:span text:style-name="T12">=x</text:span><text:span text:style-name="T11">факт</text:span></text:p>
      <text:p text:style-name="P33">732 // 2 = 366; 732 % 2 = 0</text:p>
      <text:p text:style-name="P33">366 // 3 = 122; 366 % 3 = 0</text:p>
      <text:p text:style-name="P33">122 // 4 = 30; 122 % 4 = 2</text:p>
      <text:p text:style-name="P33">30 // 5 = 6; 30 % 5 = 0</text:p>
      <text:p text:style-name="P33">6 // 6 = 1; 6 % 6 = 0</text:p>
      <text:p text:style-name="P33">1 // 7 = 0; 1 % 7 = 1</text:p>
      <text:p text:style-name="P33">=&gt; <text:span text:style-name="T24">732</text:span><text:span text:style-name="T17">10</text:span><text:span text:style-name="T18">=</text:span><text:span text:style-name="T12">100200</text:span><text:span text:style-name="T17">факт</text:span></text:p>
      <text:p text:style-name="P34"/>
      <text:p text:style-name="P21">11) 136<text:span text:style-name="T11">-10</text:span><text:span text:style-name="T12">=x</text:span><text:span text:style-name="T11">10</text:span></text:p>
      <text:p text:style-name="P33">1 * (-10)<text:span text:style-name="T19">2</text:span><text:span text:style-name="T12"> + 3 * (-10)</text:span><text:span text:style-name="T19">1</text:span><text:span text:style-name="T12"> + 6 * (-10)</text:span><text:span text:style-name="T19">0 </text:span><text:span text:style-name="T12">= 100 - 30 + 6 = 76</text:span></text:p>
      <text:p text:style-name="P34"><text:span text:style-name="T35">=&gt; </text:span>136<text:span text:style-name="T11">-10</text:span><text:span text:style-name="T12">=</text:span><text:span text:style-name="T36">76</text:span><text:span text:style-name="T11">10</text:span></text:p>
      <text:p text:style-name="P34"/>
      <text:p text:style-name="P21">12) 10100010<text:span text:style-name="T11">фиб</text:span><text:span text:style-name="T12">=x</text:span><text:span text:style-name="T11">10</text:span></text:p>
      <text:p text:style-name="P33">числа Фибоначчи: 1, 2, 3, 4, 8, 13, 21, 34</text:p>
      <text:p text:style-name="P33">34 + 13 + 2 = 49</text:p>
      <text:p text:style-name="P33">=&gt; <text:span text:style-name="T24">10100010</text:span><text:span text:style-name="T17">фиб</text:span><text:span text:style-name="T18">=</text:span><text:span text:style-name="T12">49</text:span><text:span text:style-name="T17">10</text:span></text:p>
      <text:p text:style-name="P21"/>
      <text:p text:style-name="P35"><text:span text:style-name="T24">13) 1000001.000001</text:span><text:span text:style-name="T17">берг</text:span><text:span text:style-name="T18">=x</text:span><text:span text:style-name="T17">10</text:span></text:p>
      <text:p text:style-name="P36"><text:span text:style-name="T37">φ</text:span><text:span text:style-name="T38">0</text:span><text:span text:style-name="T37"> = 1</text:span></text:p>
      <text:p text:style-name="P37"><text:span text:style-name="T39">φ</text:span><text:span text:style-name="T40">6</text:span><text:span text:style-name="T41"> = </text:span>17,9442719...</text:p>
      <text:p text:style-name="P37">φ<text:span text:style-name="T19">-</text:span><text:span text:style-name="T40">6</text:span><text:span text:style-name="T41"> = </text:span>0,0557280...</text:p>
      <text:p text:style-name="P37">φ<text:span text:style-name="T19">6</text:span><text:span text:style-name="T12"> </text:span><text:span text:style-name="T41">+ 1 + φ</text:span><text:span text:style-name="T40">-6</text:span><text:span text:style-name="T41"> = 17,9442719 + </text:span><text:span text:style-name="T42">1 + 0,0557280 = 19</text:span><text:span text:style-name="T43">10</text:span></text:p>
      <text:p text:style-name="P38">=&gt; <text:span text:style-name="T24">1000001.000001</text:span><text:span text:style-name="T17">берг</text:span><text:span text:style-name="T18">=</text:span><text:span text:style-name="T12">19</text:span><text:span text:style-name="T17">10</text:span></text:p>
      <text:p text:style-name="P19"/>
      <text:h text:style-name="P39" text:outline-level="2"/>
      <text:h text:style-name="P40" text:outline-level="2">Дополнительное задание №1</text:h>
      <text:p text:style-name="P41"><text:span text:style-name="T44">Написать программу на любом языке программирования, которая бы на вход получала число в системе счисления "С" из примера 11, а на выходе бы выдавала это число в системе счисления "B" из примера 11.</text:span></text:p>
      <text:h text:style-name="P42" text:outline-level="2"/>
      <text:h text:style-name="P43" text:outline-level="2"><text:bookmark-start text:name="__RefHeading___3998"/>Листинг программы<text:bookmark-end text:name="__RefHeading___3998"/></text:h>
      <text:p text:style-name="P44"><text:span text:style-name="T45">На листинге №1 пример кода на языке </text:span><text:span text:style-name="T46">Kotlin</text:span><text:span text:style-name="T45"> перевод из </text:span><text:span text:style-name="T46">десятичной системы счисления</text:span><text:span text:style-name="T45"> в десятичную систему счисления.</text:span></text:p>
      <text:p text:style-name="P45">import java.math.BigDecimal</text:p>
      <text:p text:style-name="P45">import java.math.BigInteger</text:p>
      <text:p text:style-name="P45"/>
      <text:p text:style-name="P45">private val N_TEN = BigInteger.valueOf(-10)</text:p>
      <text:p text:style-name="P45"/>
      <text:p text:style-name="P45">fun main() {</text:p>
      <text:p text:style-name="P45"><text:s text:c="4"/>while (true) {</text:p>
      <text:p text:style-name="P45"><text:s text:c="8"/>print("Enter the number to convert (or 'exit'): ")</text:p>
      <text:p text:style-name="P45"><text:s text:c="8"/>val input = readlnOrNull() ?: break</text:p>
      <text:p text:style-name="P45"><text:s text:c="8"/>if (input.equals("exit", ignoreCase = true)) break</text:p>
      <text:p text:style-name="P45"><text:s text:c="8"/>try {</text:p>
      <text:p text:style-name="P45"><text:s text:c="12"/>println("Result: ${convert(input)}")</text:p>
      <text:p text:style-name="P45"><text:s text:c="8"/>} catch (e: IllegalArgumentException) {</text:p>
      <text:p text:style-name="P45"><text:s text:c="12"/>println("Error: ${e.message}")</text:p>
      <text:p text:style-name="P45"><text:s text:c="8"/>}</text:p>
      <text:p text:style-name="P45"><text:s text:c="4"/>}</text:p>
      <text:p text:style-name="P45">}</text:p>
      <text:p text:style-name="P45"/>
      <text:p text:style-name="P45">fun convert(input: String): String {</text:p>
      <text:p text:style-name="P45"><text:s text:c="4"/>if (input == "0" || input == "0.0") return "0"</text:p>
      <text:p text:style-name="P45"><text:s text:c="4"/>val num = input.toBigDecimalOrNull()</text:p>
      <text:p text:style-name="P45"><text:s text:c="8"/>?: throw IllegalArgumentException("Invalid number format: $input")</text:p>
      <text:p text:style-name="P45"/>
      <text:p text:style-name="P45"><text:s text:c="4"/>val whole = num.toBigInteger()</text:p>
      <text:p text:style-name="P45"><text:s text:c="4"/>val other = num - whole.toBigDecimal()</text:p>
      <text:p text:style-name="P45"><text:s text:c="4"/>val pow10 = (other.toString().length - other.toString().length % 2)</text:p>
      <text:p text:style-name="P45"><text:s text:c="4"/>var bigint = num.multiply(10.toBigDecimal().pow(pow10)).toBigInteger()</text:p>
      <text:p text:style-name="P45"><text:s text:c="4"/>var result = ""</text:p>
      <text:p text:style-name="P45"><text:s text:c="4"/>while (bigint != BigInteger.ZERO) {</text:p>
      <text:p text:style-name="P45"><text:s text:c="8"/>val remainder = modM10(bigint)</text:p>
      <text:p text:style-name="P45"><text:s text:c="8"/>result = remainder.toString() + result</text:p>
      <text:p text:style-name="P45"><text:s text:c="8"/>bigint = divM10(bigint)</text:p>
      <text:p text:style-name="P45"><text:s text:c="4"/>}</text:p>
      <text:p text:style-name="P45"/>
      <text:p text:style-name="P45"><text:s text:c="4"/>val resBigDecimal = BigDecimal(result).multiply(BigDecimal("0.1").pow(pow10))</text:p>
      <text:p text:style-name="P45"><text:s text:c="4"/>val resStr = resBigDecimal.toPlainString()</text:p>
      <text:p text:style-name="P45"><text:s text:c="4"/>return if (resStr.contains('.')) resStr.trimEnd('0').trimEnd('.') else resStr</text:p>
      <text:p text:style-name="P45">}</text:p>
      <text:p text:style-name="P45"/>
      <text:p text:style-name="P45">fun divM10(num: BigInteger): BigInteger {</text:p>
      <text:p text:style-name="P45"><text:s text:c="4"/>if (num &gt;= BigInteger.ZERO || num % N_TEN == BigInteger.ZERO) {</text:p>
      <text:p text:style-name="P45"><text:s text:c="8"/>return num / N_TEN</text:p>
      <text:p text:style-name="P45"><text:s text:c="4"/>}</text:p>
      <text:p text:style-name="P45"><text:s text:c="4"/>return num / N_TEN + BigInteger.ONE</text:p>
      <text:p text:style-name="P45">}</text:p>
      <text:p text:style-name="P45"/>
      <text:p text:style-name="P45">fun modM10(num: BigInteger): Int {</text:p>
      <text:p text:style-name="P45"><text:s text:c="4"/>val i = (num % N_TEN).toInt()</text:p>
      <text:p text:style-name="P45"><text:s text:c="4"/>return if (i &gt;= 0) i else i + 10</text:p>
      <text:p text:style-name="P46" loext:marker-style-name="T47"><text:span text:style-name="T48">}</text:span><text:span text:style-name="T49"><text:line-break/></text:span><text:span text:style-name="T50">Листинг №1 - </text:span><text:span text:style-name="T49">перевод из ФСС в десятичную систему счисления</text:span></text:p>
      <text:h text:style-name="P47" text:outline-level="2"/>
      <text:h text:style-name="P48" text:outline-level="2">Выводы по работе</text:h>
      <text:p text:style-name="P49">В результате выполнения работы я расширил свои знания в области систем счисления, в том числе получил опыт работы с «нестандартными» системами счисления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wiss" style:font-pitch="fixed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true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_20__28_WW_29_" style:next-style-name="Text_20_body_20__28_WW_29_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chapter">
      <style:paragraph-properties fo:margin-left="0.0071in" fo:margin-top="0in" fo:margin-bottom="0in" style:contextual-spacing="false" fo:line-height="107%" fo:text-align="start" style:justify-single-word="false" fo:keep-together="always" fo:orphans="2" fo:widows="2" fo:hyphenation-ladder-count="no-limit" fo:hyphenation-keep="page" loext:hyphenation-keep-type="column" loext:hyphenation-keep-line="false" fo:text-indent="-0.0071in" style:auto-text-indent="false" fo:keep-with-next="always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fo:font-weight="bold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15%"/>
    </style:style>
    <style:style style:name="Обычная_20_таблица1" style:display-name="Обычная таблица1" style:family="paragraph">
      <style:paragraph-properties fo:margin-top="0in" fo:margin-bottom="0.111in" style:contextual-spacing="false" fo:line-height="107%" fo:text-align="start" style:justify-single-word="false" fo:orphans="2" fo:widows="2" fo:hyphenation-ladder-count="no-limit" fo:hyphenation-keep="auto" loext:hyphenation-keep-type="column" loext:hyphenation-keep-line="false" style:vertical-align="auto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tru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in" fo:margin-top="0.1665in" fo:margin-bottom="0in" style:contextual-spacing="false" fo:line-height="108%" fo:text-indent="0in" style:auto-text-indent="false"/>
      <style:text-properties fo:color="#2f5496" loext:opacity="100%" style:font-name="Calibri Light" fo:font-family="'Calibri Light'" style:font-family-generic="roman" style:font-pitch="variable" fo:font-size="16pt" fo:font-weight="normal" style:font-name-asian="NSimSun" style:font-family-asian="NSimSun" style:font-family-generic-asian="system" style:font-pitch-asian="variable" style:font-size-asian="16pt" style:font-weight-asian="normal" style:font-name-complex="Lucida Sans" style:font-family-complex="'Lucida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  <style:text-properties style:font-name-complex="Mangal" style:font-family-complex="Mangal" style:font-family-generic-complex="system" style:font-pitch-complex="variable" style:font-size-complex="10.5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hyphenation-ladder-count="no-limit" fo:hyphenation-keep="page" loext:hyphenation-keep-type="column" loext:hyphenation-keep-line="false" style:vertical-align="auto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 fo:line-height="108%" fo:hyphenation-ladder-count="no-limit" fo:hyphenation-keep="page" loext:hyphenation-keep-type="column" loext:hyphenation-keep-line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top="0in" fo:margin-bottom="0.0693in" style:contextual-spacing="false" fo:line-height="108%" fo:hyphenation-ladder-count="no-limit" fo:hyphenation-keep="page" loext:hyphenation-keep-type="column" loext:hyphenation-keep-line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in" fo:margin-bottom="0.111in" style:contextual-spacing="false"/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>
        <loext:char-complex-color loext:theme-type="dark1" loext:color-type="theme">
          <loext:transformation loext:type="tint" loext:value="3529"/>
        </loext:char-complex-color>
      </style:text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00000" loext:opacity="100%" style:font-name="Times New Roman" fo:font-family="'Times New Roman'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>
        <loext:char-complex-color loext:theme-type="dark1" loext:color-type="theme">
          <loext:transformation loext:type="tint" loext:value="352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>
        <loext:char-complex-color loext:theme-type="accent1" loext:color-type="theme">
          <loext:transformation loext:type="shade" loext:value="5019"/>
        </loext:char-complex-color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1-21T12:45:00</meta:creation-date>
    <meta:initial-creator>Dima Ledentsov</meta:initial-creator>
    <dc:language>en-US</dc:language>
    <meta:print-date>2021-09-20T22:50:00</meta:print-date>
    <dc:date>2025-09-25T01:02:11.281772266</dc:date>
    <meta:editing-cycles>16</meta:editing-cycles>
    <meta:editing-duration>P1DT17H1M51S</meta:editing-duration>
    <meta:generator>LibreOffice/25.8.0.4$Linux_X86_64 LibreOffice_project/76c8bb1222087c1edc51442e9834659d192f1b6f</meta:generator>
    <meta:document-statistic meta:table-count="0" meta:image-count="0" meta:object-count="0" meta:page-count="8" meta:paragraph-count="136" meta:word-count="826" meta:character-count="4520" meta:non-whitespace-character-count="3639"/>
    <meta:user-defined meta:name="AppVersion">15.0000</meta:user-defined>
    <meta:template xlink:type="simple" xlink:actuate="onRequest" xlink:title="Normal.dotm" xlink:href=""/>
  </office:meta>
</office:document-meta>
</file>